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164cm" fo:min-width="5.723cm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47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9cm" fo:min-width="1.2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893cm" fo:min-width="9.279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9" style:family="graphic" style:parent-style-name="standard">
      <style:graphic-properties draw:textarea-horizontal-align="justify" draw:textarea-vertical-align="middle" draw:auto-grow-height="false" fo:min-height="15.479cm" fo:min-width="8.08cm"/>
    </style:style>
    <style:style style:name="P1" style:family="paragraph">
      <style:paragraph-properties fo:text-align="center"/>
    </style:style>
    <style:style style:name="P2" style:family="paragraph">
      <style:text-properties fo:color="#ce181e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10.414cm" svg:x="1.889cm" svg:y="5.06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778cm" svg:height="2.384cm" svg:x="2.27cm" svg:y="2.016cm">
          <draw:text-box>
            <text:p text:style-name="P2">St. Louis City Services Data Access</text:p>
            <text:p text:style-name="P2"/>
            <text:p text:style-name="P2">Home Join DataAccess <text:s/>About</text:p>
          </draw:text-box>
        </draw:frame>
        <draw:custom-shape draw:style-name="gr3" draw:text-style-name="P4" draw:layer="layout" svg:width="4.445cm" svg:height="1.397cm" svg:x="2.143cm" svg:y="5.826cm">
          <text:p text:style-name="P1">Street 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143cm" svg:x="5.267cm" svg:y="13.617cm">
          <text:p text:style-name="P1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68cm" svg:y1="4.175cm" svg:x2="14.843cm" svg:y2="3.413cm">
          <text:p/>
        </draw:line>
        <draw:frame draw:style-name="gr6" draw:text-style-name="P6" draw:layer="layout" svg:width="2.437cm" svg:height="0.962cm" svg:x="15.478cm" svg:y="3.413cm">
          <draw:text-box>
            <text:p>navbar</text:p>
          </draw:text-box>
        </draw:frame>
        <draw:custom-shape draw:style-name="gr7" draw:text-style-name="P7" draw:layer="layout" svg:width="9.779cm" svg:height="1.143cm" svg:x="1.635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397cm" svg:x="2.135cm" svg:y="7.812cm">
          <text:p text:style-name="P1">Date with pi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572cm" svg:height="1.143cm" svg:x="2.016cm" svg:y="12.049cm">
          <text:p text:style-name="P1">Validation</text:p>
          <text:p text:style-name="P1">Error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668cm" svg:height="19.558cm" svg:x="8.112cm" svg:y="4.81cm">
          <text:p text:style-name="P1">RESULTS IF AN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7:04:13.423636413</meta:creation-date>
    <dc:date>2019-12-09T17:14:41.540423181</dc:date>
    <meta:editing-duration>PT10M28S</meta:editing-duration>
    <meta:editing-cycles>4</meta:editing-cycles>
    <meta:generator>LibreOffice/6.0.7.3$Linux_X86_64 LibreOffice_project/00m0$Build-3</meta:generator>
    <meta:document-statistic meta:object-count="10"/>
  </office:meta>
</office:document-meta>
</file>